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126cm"/>
      <style:paragraph-properties style:writing-mode="lr-tb"/>
    </style:style>
    <style:style style:name="gr3" style:family="graphic" style:parent-style-name="standard">
      <style:graphic-properties draw:marker-end="Стили_20_стрелок_20_1" draw:textarea-vertical-align="middle"/>
    </style:style>
    <style:style style:name="gr4" style:family="graphic" style:parent-style-name="standard">
      <style:graphic-properties draw:marker-end="Стили_20_стрелок_20_2" draw:textarea-vertical-align="middle"/>
    </style:style>
    <style:style style:name="gr5" style:family="graphic" style:parent-style-name="standard">
      <style:graphic-properties draw:marker-end="Стили_20_стрелок_20_3" draw:textarea-vertical-align="middle"/>
    </style:style>
    <style:style style:name="gr6" style:family="graphic" style:parent-style-name="standard">
      <style:graphic-properties draw:marker-end="Стили_20_стрелок_20_4" draw:textarea-vertical-align="middle"/>
    </style:style>
    <style:style style:name="gr7" style:family="graphic" style:parent-style-name="standard">
      <style:graphic-properties draw:marker-end="Стили_20_стрелок_20_6" draw:textarea-vertical-align="middle"/>
    </style:style>
    <style:style style:name="gr8" style:family="graphic" style:parent-style-name="standard">
      <style:graphic-properties draw:marker-end="Стили_20_стрелок_20_7" draw:textarea-vertical-align="middle"/>
    </style:style>
    <style:style style:name="gr9" style:family="graphic" style:parent-style-name="standard">
      <style:graphic-properties draw:marker-end="Стили_20_стрелок_20_8" draw:textarea-vertical-align="middle"/>
    </style:style>
    <style:style style:name="gr10" style:family="graphic" style:parent-style-name="standard">
      <style:graphic-properties draw:marker-end="Стили_20_стрелок_20_10" draw:textarea-vertical-align="middle"/>
    </style:style>
    <style:style style:name="gr11" style:family="graphic" style:parent-style-name="standard">
      <style:graphic-properties draw:marker-end="Стили_20_стрелок_20_5" draw:textarea-vertical-align="middle"/>
    </style:style>
    <style:style style:name="gr12" style:family="graphic" style:parent-style-name="standard">
      <style:graphic-properties draw:marker-end="Стили_20_стрелок_20_9" draw:textarea-vertical-align="middle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none" draw:fill="none" fo:min-height="0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3.25cm" svg:height="1.75cm" svg:x="8.7cm" svg:y="1cm">
          <text:p text:style-name="P1">Read 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25cm" svg:height="1.75cm" svg:x="8.7cm" svg:y="3.7cm">
          <text:p text:style-name="P1">Read 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7.25cm" svg:height="3cm" svg:x="6.7cm" svg:y="7cm">
          <text:p text:style-name="P1"><text:span text:style-name="T1">P + Q &gt; 10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4" draw:id="id4" draw:layer="layout" svg:width="3.25cm" svg:height="1.75cm" svg:x="15.3cm" svg:y="10.5cm">
          <text:p text:style-name="P1"><text:span text:style-name="T2">Print “Larg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25cm" svg:height="1.75cm" svg:x="8.7cm" svg:y="13.6cm">
          <text:p text:style-name="P1">END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7.25cm" svg:height="3cm" svg:x="6.701cm" svg:y="16.901cm">
          <text:p text:style-name="P1"><text:span text:style-name="T1">P &gt; 5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7" draw:id="id7" draw:layer="layout" svg:width="3.25cm" svg:height="1.75cm" svg:x="15.3cm" svg:y="20.6cm">
          <text:p text:style-name="P1"><text:span text:style-name="T3">Print “P Larg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25cm" svg:height="1.75cm" svg:x="8.7cm" svg:y="23.6cm">
          <text:p text:style-name="P1">END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3.25cm" svg:height="1.75cm" svg:x="8.7cm" svg:y="26.3cm">
          <text:p text:style-name="P1">E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0.325cm" svg:y1="2.75cm" svg:x2="10.325cm" svg:y2="3.7cm" draw:start-shape="id1" draw:start-glue-point="2" draw:end-shape="id2" draw:end-glue-point="0" svg:d="M10325 2750v950" svg:viewBox="0 0 1 951">
          <text:p/>
        </draw:connector>
        <draw:connector draw:style-name="gr4" draw:text-style-name="P2" draw:layer="layout" svg:x1="10.325cm" svg:y1="5.45cm" svg:x2="10.325cm" svg:y2="7cm" draw:start-shape="id2" draw:start-glue-point="2" draw:end-shape="id3" draw:end-glue-point="4" svg:d="M10325 5450v1550" svg:viewBox="0 0 1 1551">
          <text:p/>
        </draw:connector>
        <draw:connector draw:style-name="gr5" draw:text-style-name="P2" draw:layer="layout" svg:x1="13.95cm" svg:y1="8.5cm" svg:x2="16.925cm" svg:y2="10.5cm" draw:start-shape="id3" draw:start-glue-point="7" draw:end-shape="id4" draw:end-glue-point="0" svg:d="M13950 8500h2975v2000" svg:viewBox="0 0 2976 2001">
          <text:p/>
        </draw:connector>
        <draw:connector draw:style-name="gr6" draw:text-style-name="P2" draw:layer="layout" svg:x1="16.925cm" svg:y1="12.25cm" svg:x2="11.95cm" svg:y2="14.475cm" draw:start-shape="id4" draw:start-glue-point="2" draw:end-shape="id5" draw:end-glue-point="1" svg:d="M16925 12250v2225h-4975" svg:viewBox="0 0 4976 2226">
          <text:p/>
        </draw:connector>
        <draw:connector draw:style-name="gr7" draw:text-style-name="P2" draw:layer="layout" svg:x1="10.325cm" svg:y1="15.35cm" svg:x2="10.326cm" svg:y2="16.901cm" draw:start-shape="id5" draw:start-glue-point="2" draw:end-shape="id6" draw:end-glue-point="4" svg:d="M10325 15350v776h1v775" svg:viewBox="0 0 2 1552">
          <text:p/>
        </draw:connector>
        <draw:connector draw:style-name="gr8" draw:text-style-name="P2" draw:layer="layout" svg:x1="13.951cm" svg:y1="18.401cm" svg:x2="16.925cm" svg:y2="20.6cm" draw:start-shape="id6" draw:start-glue-point="7" draw:end-shape="id7" draw:end-glue-point="0" svg:d="M13951 18401h2974v2199" svg:viewBox="0 0 2975 2200">
          <text:p/>
        </draw:connector>
        <draw:connector draw:style-name="gr9" draw:text-style-name="P2" draw:layer="layout" svg:x1="16.925cm" svg:y1="22.35cm" svg:x2="11.95cm" svg:y2="24.475cm" draw:start-shape="id7" draw:start-glue-point="2" draw:end-shape="id8" draw:end-glue-point="1" svg:d="M16925 22350v2125h-4975" svg:viewBox="0 0 4976 2126">
          <text:p/>
        </draw:connector>
        <draw:connector draw:style-name="gr10" draw:text-style-name="P2" draw:layer="layout" svg:x1="10.325cm" svg:y1="25.35cm" svg:x2="10.325cm" svg:y2="26.3cm" draw:start-shape="id8" draw:start-glue-point="2" draw:end-shape="id9" draw:end-glue-point="0" svg:d="M10325 25350v950" svg:viewBox="0 0 1 951">
          <text:p/>
        </draw:connector>
        <draw:connector draw:style-name="gr11" draw:text-style-name="P2" draw:layer="layout" draw:line-skew="-2.499cm" svg:x1="6.7cm" svg:y1="8.5cm" svg:x2="8.7cm" svg:y2="14.475cm" draw:start-shape="id3" draw:start-glue-point="5" draw:end-shape="id5" draw:end-glue-point="3" svg:d="M6700 8500h-3000v5975h5000" svg:viewBox="0 0 5001 5976">
          <text:p/>
        </draw:connector>
        <draw:connector draw:style-name="gr12" draw:text-style-name="P2" draw:layer="layout" draw:line-skew="-2.5cm" svg:x1="6.701cm" svg:y1="18.401cm" svg:x2="8.7cm" svg:y2="24.475cm" draw:start-shape="id6" draw:start-glue-point="5" draw:end-shape="id8" draw:end-glue-point="3" svg:d="M6701 18401h-3001v6074h5000" svg:viewBox="0 0 5001 6075">
          <text:p/>
        </draw:connector>
        <draw:frame draw:style-name="gr13" draw:text-style-name="P3" draw:layer="layout" svg:width="2.614cm" svg:height="0.963cm" svg:x="14.4cm" svg:y="7.65cm">
          <draw:text-box>
            <text:p>True</text:p>
          </draw:text-box>
        </draw:frame>
        <draw:frame draw:style-name="gr13" draw:text-style-name="P3" draw:layer="layout" svg:width="2.614cm" svg:height="0.963cm" svg:x="14.4cm" svg:y="17.551cm">
          <draw:text-box>
            <text:p>True</text:p>
          </draw:text-box>
        </draw:frame>
        <draw:frame draw:style-name="gr13" draw:text-style-name="P3" draw:layer="layout" svg:width="2.614cm" svg:height="0.963cm" svg:x="4.3cm" svg:y="7.651cm">
          <draw:text-box>
            <text:p>False</text:p>
          </draw:text-box>
        </draw:frame>
        <draw:frame draw:style-name="gr13" draw:text-style-name="P3" draw:layer="layout" svg:width="2.614cm" svg:height="0.963cm" svg:x="4.3cm" svg:y="17.552cm">
          <draw:text-box>
            <text:p>False</text:p>
          </draw:text-box>
        </draw:frame>
        <draw:frame draw:style-name="gr14" draw:text-style-name="P4" draw:layer="layout" svg:width="25.438cm" svg:height="0.75cm" svg:x="2.15cm" svg:y="28.8cm">
          <draw:text-box>
            <text:p><text:span text:style-name="T4">This algorithm requires minimum 1 statement-coverage test to cover 100% of all statements/instruc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8T19:38:51.322052314</meta:creation-date>
    <dc:date>2023-09-21T11:49:58.970131319</dc:date>
    <meta:editing-duration>PT5M10S</meta:editing-duration>
    <meta:editing-cycles>2</meta:editing-cycles>
    <meta:generator>LibreOffice/7.3.7.2$Linux_X86_64 LibreOffice_project/30$Build-2</meta:generator>
    <meta:document-statistic meta:object-count="24"/>
  </office:meta>
</office:document-meta>
</file>